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bb154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2aedd"/>
    </style:style>
    <style:style style:name="P4" style:family="paragraph" style:parent-style-name="Standard">
      <style:text-properties style:font-name="BetecknaLowerCase1" officeooo:rsid="001290e9" officeooo:paragraph-rsid="0032aedd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3f5b5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242258" officeooo:paragraph-rsid="0031b4e6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bb154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bb154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P17" style:family="paragraph">
      <style:text-properties style:font-name="BetecknaLowerCase1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15d803" style:font-name-asian="Droid Sans Fallback" style:font-name-complex="FreeSans2"/>
    </style:style>
    <style:style style:name="T7" style:family="text">
      <style:text-properties officeooo:rsid="002cdfc4" style:font-name-asian="Droid Sans Fallback" style:font-name-complex="FreeSans2"/>
    </style:style>
    <style:style style:name="T8" style:family="text">
      <style:text-properties officeooo:rsid="002e6c9b" style:font-name-asian="Droid Sans Fallback" style:font-name-complex="FreeSans2"/>
    </style:style>
    <style:style style:name="T9" style:family="text">
      <style:text-properties officeooo:rsid="002ff108" style:font-name-asian="Droid Sans Fallback" style:font-name-complex="FreeSans2"/>
    </style:style>
    <style:style style:name="T10" style:family="text">
      <style:text-properties officeooo:rsid="003074d1" style:font-name-asian="Droid Sans Fallback" style:font-name-complex="FreeSans2"/>
    </style:style>
    <style:style style:name="T11" style:family="text">
      <style:text-properties officeooo:rsid="00309148" style:font-name-asian="Droid Sans Fallback" style:font-name-complex="FreeSans2"/>
    </style:style>
    <style:style style:name="T12" style:family="text">
      <style:text-properties officeooo:rsid="0031b4e6" style:font-name-asian="Droid Sans Fallback" style:font-name-complex="FreeSans2"/>
    </style:style>
    <style:style style:name="T13" style:family="text">
      <style:text-properties fo:font-size="48pt" officeooo:rsid="002bb154" style:font-size-asian="48pt" style:font-size-complex="48pt"/>
    </style:style>
    <style:style style:name="T14" style:family="text">
      <style:text-properties officeooo:rsid="002bb154"/>
    </style:style>
    <style:style style:name="T15" style:family="text">
      <style:text-properties officeooo:rsid="001f5956"/>
    </style:style>
    <style:style style:name="T16" style:family="text">
      <style:text-properties style:font-name="FreeSans1"/>
    </style:style>
    <style:style style:name="T17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4" svg:x1="4.84cm" svg:y1="4.979cm" svg:x2="4.84cm" svg:y2="6.036cm">
        <text:p/>
      </draw:line>
      <draw:frame text:anchor-type="page" text:anchor-page-number="1" draw:z-index="1" draw:style-name="gr2" draw:text-style-name="P15" svg:width="0.237cm" svg:height="0.579cm" svg:x="2.54cm" svg:y="3.992cm">
        <draw:text-box>
          <text:p><text:span text:style-name="T16">2</text:span></text:p>
        </draw:text-box>
      </draw:frame>
      <draw:frame text:anchor-type="page" text:anchor-page-number="1" draw:z-index="2" draw:style-name="gr2" draw:text-style-name="P15" svg:width="0.237cm" svg:height="0.579cm" svg:x="5.338cm" svg:y="4.473cm">
        <draw:text-box>
          <text:p><text:span text:style-name="T16">1</text:span></text:p>
        </draw:text-box>
      </draw:frame>
      <draw:path text:anchor-type="page" text:anchor-page-number="1" draw:z-index="3" draw:style-name="gr3" draw:text-style-name="P16" svg:width="2.041cm" svg:height="2.114cm" draw:transform="rotate (2.07188035504247) translate (3.41328282890746cm 6.65425820428822cm)" svg:viewBox="0 0 2042 2115" svg:d="M770 2048c959 437 1839-1375 812-1908-960-528-1793 599-1534 703">
        <text:p/>
      </draw:path>
      <draw:custom-shape text:anchor-type="page" text:anchor-page-number="1" draw:z-index="4" draw:style-name="gr4" svg:width="0.477cm" svg:height="0.83cm" svg:x="4.186cm" svg:y="4.133cm">
        <text:p/>
        <draw:enhanced-geometry svg:viewBox="0 0 21600 21600" draw:type="rectangle" draw:enhanced-path="M 0 0 L 21600 0 21600 21600 0 21600 0 0 Z N"/>
      </draw:custom-shape>
      <draw:line text:anchor-type="page" text:anchor-page-number="1" draw:z-index="5" draw:style-name="gr5" draw:text-style-name="P14" svg:x1="5.073cm" svg:y1="3.493cm" svg:x2="5.071cm" svg:y2="6.109cm">
        <text:p/>
      </draw:line>
      <draw:frame text:anchor-type="page" text:anchor-page-number="1" draw:z-index="6" draw:style-name="gr6" draw:text-style-name="P17" svg:width="3.749cm" svg:height="6.111cm" svg:x="1.986cm" svg:y="1.579cm">
        <draw:text-box>
          <text:p><text:span text:style-name="T17">d</text:span></text:p>
        </draw:text-box>
      </draw:frame>
      <text:p text:style-name="P11">LATIN <text:span text:style-name="T3">SMALL</text:span> LETTER <text:span text:style-name="T14">D</text:span></text:p>
      <text:p text:style-name="P12">Das <text:span text:style-name="T3">kleine</text:span> <text:span text:style-name="T14">De</text:span></text:p>
      <text:p text:style-name="P7"/>
      <text:p text:style-name="P8"><text:span text:style-name="T7">d</text:span><text:span text:style-name="T8">uschen</text:span><text:span text:style-name="T6"> </text:span><text:span text:style-name="T2">•</text:span><text:span text:style-name="T5"> </text:span><text:span text:style-name="T7">d</text:span><text:span text:style-name="T9">ürfen</text:span><text:span text:style-name="T6"> </text:span><text:span text:style-name="T2">•</text:span><text:span text:style-name="T5"> </text:span><text:span text:style-name="T10">dauern</text:span><text:span text:style-name="T6"> </text:span><text:span text:style-name="T2">•</text:span><text:span text:style-name="T5"> </text:span><text:span text:style-name="T11">drinnen</text:span><text:span text:style-name="T6"> </text:span><text:span text:style-name="T2">•</text:span><text:span text:style-name="T5"> </text:span><text:span text:style-name="T12">denken</text:span></text:p>
      <text:p text:style-name="P9"><text:span text:style-name="Outline_5f_very_5f_large"><text:span text:style-name="T14">ddddddd</text:span></text:span></text:p>
      <text:p text:style-name="P10"><text:span text:style-name="Outline_5f_large"><text:span text:style-name="T13">ddddddddddddddddddd</text:span></text:span></text:p>
      <text:p text:style-name="P2"><text:span text:style-name="Outline"><text:span text:style-name="T14">dddddddddddddddddddddddddddddddddddddd</text:span></text:span></text:p>
      <text:p text:style-name="P3"><text:span text:style-name="Outline"><text:span text:style-name="T14">dddddddddddddddddddddddddddddddddddddd</text:span></text:span></text:p>
      <text:p text:style-name="P3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text:span text:style-name="Outline"><text:span text:style-name="T14">dddddddddddddddddddddddddddddddddddddd</text:span></text:span></text:p>
      <text:p text:style-name="P4"><draw:line text:anchor-type="paragraph" draw:z-index="7" draw:style-name="gr7" draw:text-style-name="P16" svg:x1="0cm" svg:y1="0.319cm" svg:x2="17cm" svg:y2="0.319cm"><text:p/></draw:line><draw:line text:anchor-type="paragraph" draw:z-index="9" draw:style-name="gr7" draw:text-style-name="P16" svg:x1="0cm" svg:y1="0.921cm" svg:x2="17cm" svg:y2="0.921cm"><text:p/></draw:line><draw:line text:anchor-type="paragraph" draw:z-index="8" draw:style-name="gr7" draw:text-style-name="P16" svg:x1="0cm" svg:y1="0.72cm" svg:x2="17cm" svg:y2="0.72cm"><text:p/></draw:line><draw:line text:anchor-type="paragraph" draw:z-index="10" draw:style-name="gr7" draw:text-style-name="P16" svg:x1="0cm" svg:y1="0.52cm" svg:x2="17cm" svg:y2="0.52cm"><text:p/></draw:line><text:span text:style-name="Outline"><text:span text:style-name="T14">d</text:span></text:span></text:p>
      <text:p text:style-name="P1"><draw:line text:anchor-type="paragraph" draw:z-index="11" draw:style-name="gr7" draw:text-style-name="P16" svg:x1="0cm" svg:y1="0.319cm" svg:x2="17cm" svg:y2="0.319cm"><text:p/></draw:line><draw:line text:anchor-type="paragraph" draw:z-index="12" draw:style-name="gr7" draw:text-style-name="P16" svg:x1="0cm" svg:y1="0.921cm" svg:x2="17cm" svg:y2="0.921cm"><text:p/></draw:line><text:span text:style-name="Outline"><text:span text:style-name="T4">d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5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22.018847530</dc:date>
    <dc:creator>Stephan Kreutzer</dc:creator>
    <meta:editing-duration>PT2H21M11S</meta:editing-duration>
    <meta:editing-cycles>4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766" meta:non-whitespace-character-count="737"/>
  </office:meta>
</office:document-meta>
</file>